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2.671cm"/>
    </style:style>
    <style:style style:name="co9" style:family="table-column">
      <style:table-column-properties fo:break-before="auto" style:column-width="2.503cm"/>
    </style:style>
    <style:style style:name="co10" style:family="table-column">
      <style:table-column-properties fo:break-before="auto" style:column-width="2.309cm"/>
    </style:style>
    <style:style style:name="co11" style:family="table-column">
      <style:table-column-properties fo:break-before="auto" style:column-width="0.94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szNov7v21Leo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aseStart</text:p>
          </table:table-cell>
          <table:table-cell office:value-type="string" calcext:value-type="string">
            <text:p>BaseEnd</text:p>
          </table:table-cell>
          <table:table-cell office:value-type="string" calcext:value-type="string">
            <text:p>NoSzstart2</text:p>
          </table:table-cell>
          <table:table-cell office:value-type="string" calcext:value-type="string">
            <text:p>NoSzend2</text:p>
          </table:table-cell>
          <table:table-cell office:value-type="string" calcext:value-type="string">
            <text:p>SzArtifactStart</text:p>
          </table:table-cell>
          <table:table-cell office:value-type="string" calcext:value-type="string">
            <text:p>ArtifactEnd</text:p>
          </table:table-cell>
          <table:table-cell office:value-type="string" calcext:value-type="string">
            <text:p>SzArtifactEnd</text:p>
          </table:table-cell>
          <table:table-cell office:value-type="string" calcext:value-type="string">
            <text:p>SeizureStart</text:p>
          </table:table-cell>
          <table:table-cell office:value-type="string" calcext:value-type="string">
            <text:p>SeizureEnd</text:p>
          </table:table-cell>
          <table:table-cell office:value-type="string" calcext:value-type="string">
            <text:p>Bsz 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5.85" calcext:value-type="float">
            <text:p>5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.5" calcext:value-type="float">
            <text:p>20.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04" calcext:value-type="float">
            <text:p>2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.45" calcext:value-type="float">
            <text:p>37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1.315" calcext:value-type="float">
            <text:p>11.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-19.5" calcext:value-type="float">
            <text:p>-1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7.185" calcext:value-type="float">
            <text:p>17.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85" calcext:value-type="float">
            <text:p>6.85</text:p>
          </table:table-cell>
          <table:table-cell office:value-type="float" office:value="17.355" calcext:value-type="float">
            <text:p>17.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16.425" calcext:value-type="float">
            <text:p>16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8.1" calcext:value-type="float">
            <text:p>8.1</text:p>
          </table:table-cell>
          <table:table-cell office:value-type="float" office:value="32.2" calcext:value-type="float">
            <text:p>3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2.2" calcext:value-type="float">
            <text:p>-22.2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10.09" calcext:value-type="float">
            <text:p>1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19.095" calcext:value-type="float">
            <text:p>19.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2" calcext:value-type="float">
            <text:p>-12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6.35" calcext:value-type="float">
            <text:p>16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.65" calcext:value-type="float">
            <text:p>21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.45</text:p>
          </table:table-cell>
          <table:table-cell office:value-type="float" office:value="13.48" calcext:value-type="float">
            <text:p>1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5" calcext:value-type="float">
            <text:p>4.05</text:p>
          </table:table-cell>
          <table:table-cell office:value-type="float" office:value="20.04" calcext:value-type="float">
            <text:p>2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6" calcext:value-type="float">
            <text:p>-16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.35</text:p>
          </table:table-cell>
          <table:table-cell office:value-type="float" office:value="18.54" calcext:value-type="float">
            <text:p>1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9" calcext:value-type="float">
            <text:p>-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17.065" calcext:value-type="float">
            <text:p>17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31.455" calcext:value-type="float">
            <text:p>31.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" calcext:value-type="float">
            <text:p>-5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 office:value-type="float" office:value="16.545" calcext:value-type="float">
            <text:p>16.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3.8" calcext:value-type="float">
            <text:p>-13.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6.13" calcext:value-type="float">
            <text:p>16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16.09" calcext:value-type="float">
            <text:p>16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25.545" calcext:value-type="float">
            <text:p>25.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535" calcext:value-type="float">
            <text:p>22.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30.05" calcext:value-type="float">
            <text:p>3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2" calcext:value-type="float">
            <text:p>-22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1.685" calcext:value-type="float">
            <text:p>11.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21.615" calcext:value-type="float">
            <text:p>21.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5.685" calcext:value-type="float">
            <text:p>25.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25" calcext:value-type="float">
            <text:p>23.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72" calcext:value-type="float">
            <text:p>19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.505" calcext:value-type="float">
            <text:p>27.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6.15" calcext:value-type="float">
            <text:p>16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-11.4" calcext:value-type="float">
            <text:p>-11.4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1.945" calcext:value-type="float">
            <text:p>31.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15.92" calcext:value-type="float">
            <text:p>15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20.73" calcext:value-type="float">
            <text:p>20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.265" calcext:value-type="float">
            <text:p>29.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22.43" calcext:value-type="float">
            <text:p>22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53.945" calcext:value-type="float">
            <text:p>53.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20.605" calcext:value-type="float">
            <text:p>20.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8.33" calcext:value-type="float">
            <text:p>1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.445" calcext:value-type="float">
            <text:p>19.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6.7" calcext:value-type="float">
            <text:p>-26.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5.09" calcext:value-type="float">
            <text:p>25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.61" calcext:value-type="float">
            <text:p>16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21.85" calcext:value-type="float">
            <text:p>2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0.12" calcext:value-type="float">
            <text:p>1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" calcext:value-type="float">
            <text:p>-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25.875" calcext:value-type="float">
            <text:p>25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7.695" calcext:value-type="float">
            <text:p>17.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  <table:table-cell office:value-type="float" office:value="26.385" calcext:value-type="float">
            <text:p>26.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4" calcext:value-type="float">
            <text:p>-1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2.55</text:p>
          </table:table-cell>
          <table:table-cell office:value-type="float" office:value="21.825" calcext:value-type="float">
            <text:p>21.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22.31" calcext:value-type="float">
            <text:p>22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28.84" calcext:value-type="float">
            <text:p>28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5" calcext:value-type="float">
            <text:p>9.35</text:p>
          </table:table-cell>
          <table:table-cell office:value-type="float" office:value="21.81" calcext:value-type="float">
            <text:p>2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2" calcext:value-type="float">
            <text:p>-2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.345" calcext:value-type="float">
            <text:p>21.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21.46" calcext:value-type="float">
            <text:p>21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float" office:value="18.555" calcext:value-type="float">
            <text:p>18.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5" calcext:value-type="float">
            <text:p>8.15</text:p>
          </table:table-cell>
          <table:table-cell office:value-type="float" office:value="17.845" calcext:value-type="float">
            <text:p>17.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495" calcext:value-type="float">
            <text:p>23.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1.82" calcext:value-type="float">
            <text:p>21.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6" calcext:value-type="float">
            <text:p>-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6" calcext:value-type="float">
            <text:p>4.26</text:p>
          </table:table-cell>
          <table:table-cell office:value-type="float" office:value="59.405" calcext:value-type="float">
            <text:p>59.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.915" calcext:value-type="float">
            <text:p>22.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30.09" calcext:value-type="float">
            <text:p>30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20.48" calcext:value-type="float">
            <text:p>2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8" calcext:value-type="float">
            <text:p>-1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7.895" calcext:value-type="float">
            <text:p>37.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425" calcext:value-type="float">
            <text:p>20.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3.615" calcext:value-type="float">
            <text:p>23.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0.56" calcext:value-type="float">
            <text:p>2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1.445" calcext:value-type="float">
            <text:p>21.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20.275" calcext:value-type="float">
            <text:p>20.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5" calcext:value-type="float">
            <text:p>9.35</text:p>
          </table:table-cell>
          <table:table-cell office:value-type="float" office:value="20.55" calcext:value-type="float">
            <text:p>20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17.555" calcext:value-type="float">
            <text:p>17.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5.765" calcext:value-type="float">
            <text:p>25.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1.88" calcext:value-type="float">
            <text:p>21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21.84" calcext:value-type="float">
            <text:p>21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7" calcext:value-type="float">
            <text:p>-4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8.325" calcext:value-type="float">
            <text:p>18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9.07" calcext:value-type="float">
            <text:p>19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8.71" calcext:value-type="float">
            <text:p>18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18.065" calcext:value-type="float">
            <text:p>18.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25.075" calcext:value-type="float">
            <text:p>25.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.3" calcext:value-type="float">
            <text:p>7.3</text:p>
          </table:table-cell>
          <table:table-cell office:value-type="float" office:value="22.395" calcext:value-type="float">
            <text:p>22.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.58" calcext:value-type="float">
            <text:p>28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4.5" calcext:value-type="float">
            <text:p>-54.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0.95" calcext:value-type="float">
            <text:p>2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38.96" calcext:value-type="float">
            <text:p>38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1.325" calcext:value-type="float">
            <text:p>51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24.515" calcext:value-type="float">
            <text:p>24.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31.4" calcext:value-type="float">
            <text:p>31.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office:value-type="float" office:value="35.465" calcext:value-type="float">
            <text:p>35.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.49" calcext:value-type="float">
            <text:p>24.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.67" calcext:value-type="float">
            <text:p>19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20.19" calcext:value-type="float">
            <text:p>20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20.07" calcext:value-type="float">
            <text:p>2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7.5" calcext:value-type="float">
            <text:p>27.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26.775" calcext:value-type="float">
            <text:p>26.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5" calcext:value-type="float">
            <text:p>-4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29.05" calcext:value-type="float">
            <text:p>29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7.4" calcext:value-type="float">
            <text:p>-47.4</text:p>
          </table:table-cell>
          <table:table-cell office:value-type="float" office:value="25.6" calcext:value-type="float">
            <text:p>25.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4.77" calcext:value-type="float">
            <text:p>24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.385" calcext:value-type="float">
            <text:p>50.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.205" calcext:value-type="float">
            <text:p>50.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26.5" calcext:value-type="float">
            <text:p>26.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25.585" calcext:value-type="float">
            <text:p>25.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0.035" calcext:value-type="float">
            <text:p>20.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295" calcext:value-type="float">
            <text:p>18.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5.395" calcext:value-type="float">
            <text:p>15.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21.81" calcext:value-type="float">
            <text:p>21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7.02" calcext:value-type="float">
            <text:p>27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4" calcext:value-type="float">
            <text:p>-3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.035" calcext:value-type="float">
            <text:p>23.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.175" calcext:value-type="float">
            <text:p>23.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6.31" calcext:value-type="float">
            <text:p>2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office:value-type="float" office:value="18.575" calcext:value-type="float">
            <text:p>18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9.755" calcext:value-type="float">
            <text:p>19.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28" calcext:value-type="float">
            <text:p>-28</text:p>
          </table:table-cell>
          <table:table-cell office:value-type="float" office:value="17.2" calcext:value-type="float">
            <text:p>17.2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1" calcext:value-type="float">
            <text:p>7.1</text:p>
          </table:table-cell>
          <table:table-cell office:value-type="float" office:value="16.765" calcext:value-type="float">
            <text:p>16.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20.5" calcext:value-type="float">
            <text:p>20.5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office:value-type="float" office:value="19.585" calcext:value-type="float">
            <text:p>19.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7.65" calcext:value-type="float">
            <text:p>7.65</text:p>
          </table:table-cell>
          <table:table-cell office:value-type="float" office:value="36.425" calcext:value-type="float">
            <text:p>36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7.65" calcext:value-type="float">
            <text:p>2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2.965" calcext:value-type="float">
            <text:p>22.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" calcext:value-type="float">
            <text:p>-4</text:p>
          </table:table-cell>
          <table:table-cell office:value-type="float" office:value="34.3" calcext:value-type="float">
            <text:p>34.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.675" calcext:value-type="float">
            <text:p>33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49.4" calcext:value-type="float">
            <text:p>49.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27.845" calcext:value-type="float">
            <text:p>27.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17.54" calcext:value-type="float">
            <text:p>1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18.4" calcext:value-type="float">
            <text:p>18.4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7.93" calcext:value-type="float">
            <text:p>1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23.79" calcext:value-type="float">
            <text:p>2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43.6" calcext:value-type="float">
            <text:p>43.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35.705" calcext:value-type="float">
            <text:p>35.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9.325" calcext:value-type="float">
            <text:p>29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9.4" calcext:value-type="float">
            <text:p>-59.4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6.3" calcext:value-type="float">
            <text:p>6.3</text:p>
          </table:table-cell>
          <table:table-cell office:value-type="float" office:value="27.255" calcext:value-type="float">
            <text:p>27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44.535" calcext:value-type="float">
            <text:p>44.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53.6" calcext:value-type="float">
            <text:p>-53.6</text:p>
          </table:table-cell>
          <table:table-cell office:value-type="float" office:value="-48.2" calcext:value-type="float">
            <text:p>-48.2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  <table:table-cell office:value-type="float" office:value="20.475" calcext:value-type="float">
            <text:p>20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8.315" calcext:value-type="float">
            <text:p>18.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8.6" calcext:value-type="float">
            <text:p>8.6</text:p>
          </table:table-cell>
          <table:table-cell office:value-type="float" office:value="19.965" calcext:value-type="float">
            <text:p>19.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34.2" calcext:value-type="float">
            <text:p>34.2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34.01" calcext:value-type="float">
            <text:p>3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" calcext:value-type="float">
            <text:p>2.76</text:p>
          </table:table-cell>
          <table:table-cell office:value-type="float" office:value="32.185" calcext:value-type="float">
            <text:p>32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22.89" calcext:value-type="float">
            <text:p>2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8.715" calcext:value-type="float">
            <text:p>38.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31.375" calcext:value-type="float">
            <text:p>31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30.75" calcext:value-type="float">
            <text:p>30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29.15" calcext:value-type="float">
            <text:p>2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.45" calcext:value-type="float">
            <text:p>8.45</text:p>
          </table:table-cell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18.5" calcext:value-type="float">
            <text:p>18.5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.65" calcext:value-type="float">
            <text:p>8.65</text:p>
          </table:table-cell>
          <table:table-cell office:value-type="float" office:value="18.14" calcext:value-type="float">
            <text:p>1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31.69" calcext:value-type="float">
            <text:p>3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6.4" calcext:value-type="float">
            <text:p>-56.4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22.495" calcext:value-type="float">
            <text:p>22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42" calcext:value-type="float">
            <text:p>-42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32.315" calcext:value-type="float">
            <text:p>32.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  <table:table-cell office:value-type="float" office:value="56.865" calcext:value-type="float">
            <text:p>56.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.41" calcext:value-type="float">
            <text:p>3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.2" calcext:value-type="float">
            <text:p>9.2</text:p>
          </table:table-cell>
          <table:table-cell office:value-type="float" office:value="19.81" calcext:value-type="float">
            <text:p>1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7" calcext:value-type="float">
            <text:p>-37</text:p>
          </table:table-cell>
          <table:table-cell office:value-type="float" office:value="28.5" calcext:value-type="float">
            <text:p>28.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7.62" calcext:value-type="float">
            <text:p>2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.85" calcext:value-type="float">
            <text:p>27.8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9:26:05.774086535</dc:date>
    <meta:editing-duration>PT2M49S</meta:editing-duration>
    <meta:editing-cycles>1</meta:editing-cycles>
    <meta:document-statistic meta:table-count="1" meta:cell-count="2210" meta:object-count="0"/>
    <meta:generator>LibreOffice/24.8.7.2$Linux_X86_64 LibreOffice_project/480$Build-2</meta:generator>
  </office:meta>
</office:document-meta>
</file>